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954" officeooo:paragraph-rsid="0003e954"/>
    </style:style>
    <style:style style:name="P2" style:family="paragraph" style:parent-style-name="Standard">
      <style:paragraph-properties fo:margin-top="0cm" fo:margin-bottom="0.499cm" style:contextual-spacing="false"/>
      <style:text-properties officeooo:rsid="0003e954" officeooo:paragraph-rsid="0003e954"/>
    </style:style>
    <style:style style:name="P3" style:family="paragraph" style:parent-style-name="Standard">
      <style:paragraph-properties fo:margin-top="0cm" fo:margin-bottom="0.499cm" style:contextual-spacing="false"/>
      <style:text-properties officeooo:rsid="00093bbd" officeooo:paragraph-rsid="00093bbd"/>
    </style:style>
    <style:style style:name="P4" style:family="paragraph" style:parent-style-name="Standard">
      <style:paragraph-properties fo:margin-top="0cm" fo:margin-bottom="0cm" style:contextual-spacing="false"/>
      <style:text-properties officeooo:rsid="0003e954" officeooo:paragraph-rsid="0003e954"/>
    </style:style>
    <style:style style:name="P5" style:family="paragraph" style:parent-style-name="Standard">
      <style:paragraph-properties fo:margin-top="0cm" fo:margin-bottom="0cm" style:contextual-spacing="false"/>
      <style:text-properties officeooo:rsid="0003e954" officeooo:paragraph-rsid="0004728d"/>
    </style:style>
    <style:style style:name="P6" style:family="paragraph" style:parent-style-name="Standard">
      <style:paragraph-properties fo:margin-top="0cm" fo:margin-bottom="0cm" style:contextual-spacing="false"/>
      <style:text-properties officeooo:rsid="0003e954" officeooo:paragraph-rsid="00052a79"/>
    </style:style>
    <style:style style:name="P7" style:family="paragraph" style:parent-style-name="Preformatted_20_Text">
      <style:text-properties officeooo:rsid="0003e954" officeooo:paragraph-rsid="0003e954"/>
    </style:style>
    <style:style style:name="P8" style:family="paragraph" style:parent-style-name="Preformatted_20_Text">
      <style:text-properties officeooo:rsid="0003e954" officeooo:paragraph-rsid="0004728d"/>
    </style:style>
    <style:style style:name="P9" style:family="paragraph" style:parent-style-name="Preformatted_20_Text">
      <style:text-properties officeooo:rsid="0003e954" officeooo:paragraph-rsid="00052a79"/>
    </style:style>
    <style:style style:name="P10" style:family="paragraph" style:parent-style-name="Preformatted_20_Text">
      <style:text-properties officeooo:paragraph-rsid="0004728d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rsid="0003e954" officeooo:paragraph-rsid="0003e954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rsid="00078bfe" officeooo:paragraph-rsid="00078bfe"/>
    </style:style>
    <style:style style:name="P14" style:family="paragraph" style:parent-style-name="Preformatted_20_Text">
      <style:paragraph-properties fo:margin-top="0cm" fo:margin-bottom="0.499cm" style:contextual-spacing="false" fo:padding="0.074cm" fo:border-left="none" fo:border-right="none" fo:border-top="none" fo:border-bottom="0.06pt solid #000000" style:join-border="false"/>
      <style:text-properties officeooo:rsid="0003e954" officeooo:paragraph-rsid="0003e954"/>
    </style:style>
    <style:style style:name="P15" style:family="paragraph" style:parent-style-name="Preformatted_20_Text">
      <style:paragraph-properties fo:margin-top="0cm" fo:margin-bottom="0cm" style:contextual-spacing="false"/>
      <style:text-properties officeooo:rsid="0003e954" officeooo:paragraph-rsid="0003e954"/>
    </style:style>
    <style:style style:name="T1" style:family="text">
      <style:text-properties officeooo:rsid="0004728d"/>
    </style:style>
    <style:style style:name="T2" style:family="text">
      <style:text-properties officeooo:rsid="00052a79"/>
    </style:style>
    <style:style style:name="T3" style:family="text">
      <style:text-properties officeooo:rsid="0006d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c <text:span text:style-name="T1">(500000 x 5)</text:span></text:p>
      <text:p text:style-name="P1">===============</text:p>
      <text:p text:style-name="P7">completed batch 0</text:p>
      <text:p text:style-name="Preformatted_20_Text">Running Dict Vectorizer fit transform</text:p>
      <text:p text:style-name="Preformatted_20_Text">0.777714</text:p>
      <text:p text:style-name="Preformatted_20_Text">completed batch 1</text:p>
      <text:p text:style-name="Preformatted_20_Text">Running Dict Vectorizer transform alone</text:p>
      <text:p text:style-name="Preformatted_20_Text">0.78002</text:p>
      <text:p text:style-name="Preformatted_20_Text">completed batch 2</text:p>
      <text:p text:style-name="Preformatted_20_Text">Running Dict Vectorizer transform alone</text:p>
      <text:p text:style-name="Preformatted_20_Text">0.759972</text:p>
      <text:p text:style-name="Preformatted_20_Text">completed batch 3</text:p>
      <text:p text:style-name="Preformatted_20_Text">Running Dict Vectorizer transform alone</text:p>
      <text:p text:style-name="Preformatted_20_Text">0.780328</text:p>
      <text:p text:style-name="Preformatted_20_Text">completed batch 4</text:p>
      <text:p text:style-name="Preformatted_20_Text">Running Dict Vectorizer transform alone</text:p>
      <text:p text:style-name="P11">0.73796</text:p>
      <text:p text:style-name="P7">nb <text:span text:style-name="T1">(500000 x 5)</text:span></text:p>
      <text:p text:style-name="P4">===============</text:p>
      <text:p text:style-name="P15">completed batch 1</text:p>
      <text:p text:style-name="P10">Running Dict Vectorizer fit transform</text:p>
      <text:p text:style-name="Preformatted_20_Text">0.71643</text:p>
      <text:p text:style-name="Preformatted_20_Text">completed batch 2</text:p>
      <text:p text:style-name="Preformatted_20_Text">Running Dict Vectorizer transform alone</text:p>
      <text:p text:style-name="Preformatted_20_Text">0.700612</text:p>
      <text:p text:style-name="Preformatted_20_Text">completed batch 3</text:p>
      <text:p text:style-name="Preformatted_20_Text">Running Dict Vectorizer transform alone</text:p>
      <text:p text:style-name="Preformatted_20_Text">0.705538</text:p>
      <text:p text:style-name="Preformatted_20_Text">completed batch 4</text:p>
      <text:p text:style-name="Preformatted_20_Text">Running Dict Vectorizer transform alone</text:p>
      <text:p text:style-name="Preformatted_20_Text">0.682906</text:p>
      <text:p text:style-name="Preformatted_20_Text">completed batch 5</text:p>
      <text:p text:style-name="Preformatted_20_Text">Running Dict Vectorizer transform alone</text:p>
      <text:p text:style-name="P11">0.680724</text:p>
      <text:p text:style-name="P8"><text:span text:style-name="T1">sgd</text:span> <text:span text:style-name="T1">(500000 x 5)</text:span></text:p>
      <text:p text:style-name="P5">===============</text:p>
      <text:p text:style-name="P15">completed batch 1</text:p>
      <text:p text:style-name="Preformatted_20_Text">Running Dict Vectorizer fit transform</text:p>
      <text:p text:style-name="Preformatted_20_Text">0.83908</text:p>
      <text:p text:style-name="Preformatted_20_Text">completed batch 2</text:p>
      <text:p text:style-name="Preformatted_20_Text">Running Dict Vectorizer transform alone</text:p>
      <text:p text:style-name="Preformatted_20_Text">0.846298</text:p>
      <text:p text:style-name="Preformatted_20_Text">completed batch 3</text:p>
      <text:p text:style-name="Preformatted_20_Text">Running Dict Vectorizer transform alone</text:p>
      <text:p text:style-name="Preformatted_20_Text">0.846084</text:p>
      <text:p text:style-name="Preformatted_20_Text">completed batch 4</text:p>
      <text:p text:style-name="Preformatted_20_Text">Running Dict Vectorizer transform alone</text:p>
      <text:p text:style-name="Preformatted_20_Text">0.836744</text:p>
      <text:p text:style-name="Preformatted_20_Text">completed batch 5</text:p>
      <text:p text:style-name="Preformatted_20_Text">Running Dict Vectorizer transform alone</text:p>
      <text:p text:style-name="P11">0.819178</text:p>
      <text:p text:style-name="P15"/>
      <text:p text:style-name="P9"><text:span text:style-name="T2">pcp</text:span> <text:span text:style-name="T1">(500000 x 5)</text:span></text:p>
      <text:p text:style-name="P6">===============</text:p>
      <text:p text:style-name="P15">completed batch 1</text:p>
      <text:p text:style-name="Preformatted_20_Text">Running Dict Vectorizer fit transform</text:p>
      <text:p text:style-name="Preformatted_20_Text">0.71771</text:p>
      <text:p text:style-name="Preformatted_20_Text">completed batch 2</text:p>
      <text:p text:style-name="Preformatted_20_Text">Running Dict Vectorizer transform alone</text:p>
      <text:p text:style-name="Preformatted_20_Text"><text:soft-page-break/>0.770514</text:p>
      <text:p text:style-name="Preformatted_20_Text">completed batch 3</text:p>
      <text:p text:style-name="Preformatted_20_Text">Running Dict Vectorizer transform alone</text:p>
      <text:p text:style-name="Preformatted_20_Text">0.550568</text:p>
      <text:p text:style-name="Preformatted_20_Text">completed batch 4</text:p>
      <text:p text:style-name="Preformatted_20_Text">Running Dict Vectorizer transform alone</text:p>
      <text:p text:style-name="Preformatted_20_Text">0.799642</text:p>
      <text:p text:style-name="Preformatted_20_Text">completed batch 5</text:p>
      <text:p text:style-name="Preformatted_20_Text">Running Dict Vectorizer transform alone</text:p>
      <text:p text:style-name="P11">0.772038</text:p>
      <text:p text:style-name="P2">--<text:span text:style-name="T3">how good is sgd, wow--</text:span></text:p>
      <text:p text:style-name="P12">completed batch 1</text:p>
      <text:p text:style-name="Preformatted_20_Text">Running Dict Vectorizer fit transform</text:p>
      <text:p text:style-name="Preformatted_20_Text">0.83908</text:p>
      <text:p text:style-name="Preformatted_20_Text">completed batch 2</text:p>
      <text:p text:style-name="Preformatted_20_Text">Running Dict Vectorizer transform alone</text:p>
      <text:p text:style-name="Preformatted_20_Text">0.846298</text:p>
      <text:p text:style-name="Preformatted_20_Text">completed batch 3</text:p>
      <text:p text:style-name="Preformatted_20_Text">Running Dict Vectorizer transform alone</text:p>
      <text:p text:style-name="Preformatted_20_Text">0.846084</text:p>
      <text:p text:style-name="Preformatted_20_Text">completed batch 4</text:p>
      <text:p text:style-name="Preformatted_20_Text">Running Dict Vectorizer transform alone</text:p>
      <text:p text:style-name="Preformatted_20_Text">0.836744</text:p>
      <text:p text:style-name="Preformatted_20_Text">completed batch 5</text:p>
      <text:p text:style-name="Preformatted_20_Text">Running Dict Vectorizer transform alone</text:p>
      <text:p text:style-name="Preformatted_20_Text">0.819178</text:p>
      <text:p text:style-name="Preformatted_20_Text">completed batch 6</text:p>
      <text:p text:style-name="Preformatted_20_Text">Running Dict Vectorizer transform alone</text:p>
      <text:p text:style-name="Preformatted_20_Text">0.809832</text:p>
      <text:p text:style-name="Preformatted_20_Text">completed batch 7</text:p>
      <text:p text:style-name="Preformatted_20_Text">Running Dict Vectorizer transform alone</text:p>
      <text:p text:style-name="Preformatted_20_Text">0.81158</text:p>
      <text:p text:style-name="Preformatted_20_Text">completed batch 8</text:p>
      <text:p text:style-name="Preformatted_20_Text">Running Dict Vectorizer transform alone</text:p>
      <text:p text:style-name="Preformatted_20_Text">0.82783</text:p>
      <text:p text:style-name="Preformatted_20_Text">Done.. aren't we?</text:p>
      <text:p text:style-name="P11">Yes, we are..</text:p>
      <text:p text:style-name="P14"/>
      <text:p text:style-name="P13">clf = sgd(random_state=0,loss='log')</text:p>
      <text:p text:style-name="P13">btrain=1</text:p>
      <text:p text:style-name="P12"/>
      <text:p text:style-name="P12">Processing batch 1</text:p>
      <text:p text:style-name="Preformatted_20_Text">Running Dict Vectorizer fit transform</text:p>
      <text:p text:style-name="Preformatted_20_Text">incremental training</text:p>
      <text:p text:style-name="Preformatted_20_Text">0.838348 0.387320421478</text:p>
      <text:p text:style-name="Preformatted_20_Text">Processing batch 2</text:p>
      <text:p text:style-name="Preformatted_20_Text">Running Dict Vectorizer transform alone</text:p>
      <text:p text:style-name="Preformatted_20_Text">only prediction</text:p>
      <text:p text:style-name="Preformatted_20_Text">0.843668 0.385110546388</text:p>
      <text:p text:style-name="Preformatted_20_Text">Processing batch 3</text:p>
      <text:p text:style-name="Preformatted_20_Text">Running Dict Vectorizer transform alone</text:p>
      <text:p text:style-name="Preformatted_20_Text">only prediction</text:p>
      <text:p text:style-name="Preformatted_20_Text"><text:soft-page-break/>0.842136 0.388932726336</text:p>
      <text:p text:style-name="Preformatted_20_Text">Processing batch 4</text:p>
      <text:p text:style-name="Preformatted_20_Text">Running Dict Vectorizer transform alone</text:p>
      <text:p text:style-name="Preformatted_20_Text">only prediction</text:p>
      <text:p text:style-name="Preformatted_20_Text">0.83251 0.406440281535</text:p>
      <text:p text:style-name="Preformatted_20_Text">Processing batch 5</text:p>
      <text:p text:style-name="Preformatted_20_Text">Running Dict Vectorizer transform alone</text:p>
      <text:p text:style-name="Preformatted_20_Text">only prediction</text:p>
      <text:p text:style-name="Preformatted_20_Text">0.814576 0.438715389733</text:p>
      <text:p text:style-name="Preformatted_20_Text">Processing batch 6</text:p>
      <text:p text:style-name="Preformatted_20_Text">Running Dict Vectorizer transform alone</text:p>
      <text:p text:style-name="Preformatted_20_Text">only prediction</text:p>
      <text:p text:style-name="Preformatted_20_Text">0.806058 0.453180010983</text:p>
      <text:p text:style-name="Preformatted_20_Text">Processing batch 7</text:p>
      <text:p text:style-name="Preformatted_20_Text">Running Dict Vectorizer transform alone</text:p>
      <text:p text:style-name="Preformatted_20_Text">only prediction</text:p>
      <text:p text:style-name="Preformatted_20_Text">0.808486 0.453529103386</text:p>
      <text:p text:style-name="Preformatted_20_Text">Processing batch 8</text:p>
      <text:p text:style-name="Preformatted_20_Text">Running Dict Vectorizer transform alone</text:p>
      <text:p text:style-name="Preformatted_20_Text">only prediction</text:p>
      <text:p text:style-name="Preformatted_20_Text">0.827152 0.419254901142</text:p>
      <text:p text:style-name="Preformatted_20_Text">Done.. aren't we?</text:p>
      <text:p text:style-name="P11">Yes, we are..</text:p>
      <text:p text:style-name="P3">use of l1 penalty gave slightly lower accuracy rates but similar to the previous resul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01:29:34.898006707</meta:creation-date>
    <dc:date>2015-01-04T14:32:08.441201783</dc:date>
    <meta:editing-duration>PT12H2M1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3" meta:paragraph-count="132" meta:word-count="405" meta:character-count="2874" meta:non-whitespace-character-count="2602"/>
  </office:meta>
</office:document-meta>
</file>